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9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4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8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8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1P0"/>
    </number:number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2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n" number:country="US">
      <number:currency-symbol/>
      <number:fill-character> </number:fill-character>
      <number:text>- </number:text>
    </number:currency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31" number:language="en" number:country="US">
      <number:hours/>
      <number:text>:</number:text>
      <number:minutes number:style="long"/>
    </number:time-style>
    <number:date-style style:name="N10144" number:language="en" number:country="US">
      <number:day/>
      <number:text>-</number:text>
      <number:month number:textual="true"/>
    </number:date-style>
    <number:date-style style:name="N10132" number:language="en" number:country="US">
      <number:month/>
      <number:text>/</number:text>
      <number:day/>
      <number:text>/</number:text>
      <number:year number:style="long"/>
    </number:date-style>
    <number:date-style style:name="N10145" number:language="en" number:country="US">
      <number:month number:textual="true"/>
      <number:text>-</number:text>
      <number:year/>
    </number:dat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4T14:43:08.477350017</dc:date>
    <meta:editing-duration>PT9H21M34S</meta:editing-duration>
    <meta:editing-cycles>110</meta:editing-cycles>
    <dc:creator>Mateu</dc:creator>
    <meta:document-statistic meta:table-count="2" meta:cell-count="1161" meta:object-count="0"/>
  </office:meta>
</office:document-meta>
</file>